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paragraph-rsid="001f887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f887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normal" officeooo:rsid="001f887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f8871" officeooo:paragraph-rsid="001f887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0pt" fo:font-style="normal" style:text-underline-style="none" fo:font-weight="normal" officeooo:rsid="001f8871" officeooo:paragraph-rsid="001f8871" fo:background-color="#ffff0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officeooo:rsid="001f8871" officeooo:paragraph-rsid="001f887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style:text-underline-style="none" fo:font-weight="normal" officeooo:rsid="0021210a" officeooo:paragraph-rsid="002121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f8871"/>
    </style:style>
    <style:style style:name="T2" style:family="text">
      <style:text-properties fo:font-style="italic" style:text-underline-style="solid" style:text-underline-width="auto" style:text-underline-color="font-color" fo:font-weight="bold" officeooo:rsid="001f8871" style:font-style-asian="italic" style:font-weight-asian="bold" style:font-style-complex="italic" style:font-weight-complex="bold"/>
    </style:style>
    <style:style style:name="T3" style:family="text">
      <style:text-properties fo:font-size="10pt" officeooo:rsid="001f8871" style:font-size-asian="10pt" style:font-size-complex="10pt"/>
    </style:style>
    <style:style style:name="T4" style:family="text">
      <style:text-properties fo:font-size="10pt" officeooo:rsid="001f8871" fo:background-color="#ffff00" style:font-size-asian="10pt" style:font-size-complex="10pt"/>
    </style:style>
    <style:style style:name="T5" style:family="text">
      <style:text-properties fo:font-size="10pt" officeooo:rsid="001f8871" fo:background-color="transparent" style:font-size-asian="10pt" style:font-size-complex="10pt"/>
    </style:style>
    <style:style style:name="T6" style:family="text">
      <style:text-properties fo:font-size="10pt" officeooo:rsid="001f8871" fo:background-color="#ff000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text:tab/></text:span><text:span text:style-name="T2">Elektrische Energie, Arbeit, Leistung</text:span></text:p>
      <text:p text:style-name="P2"/>
      <text:p text:style-name="P3"/>
      <text:p text:style-name="P4">→ Elektrische Energie</text:p>
      <text:p text:style-name="P4"/>
      <text:p text:style-name="P4">potenzielle Energie<text:tab/><text:tab/><text:tab/><text:tab/><text:tab/><text:tab/>kinetische Energie</text:p>
      <text:p text:style-name="P1"><text:span text:style-name="T1"><text:s/>= </text:span><text:span text:style-name="T3">Energie der Ruhe<text:tab/></text:span><text:span text:style-name="T1"><text:tab/><text:tab/><text:tab/><text:tab/><text:tab/> <text:s/>= </text:span><text:span text:style-name="T4">Bewegungsenergie</text:span></text:p>
      <text:p text:style-name="P5"/>
      <text:p text:style-name="P5"/>
      <text:p text:style-name="P6"><text:tab/><text:tab/><text:tab/><text:tab/><text:tab/><text:tab/><text:tab/><text:tab/><text:tab/>U = E/Q</text:p>
      <text:p text:style-name="P6"><text:tab/><text:tab/><text:tab/><text:tab/><text:tab/><text:tab/><text:tab/><text:tab/><text:tab/>E = U*Q</text:p>
      <text:p text:style-name="P6"><text:tab/><text:tab/><text:tab/><text:tab/><text:tab/><text:tab/><text:tab/><text:tab/><text:tab/>Q = I*t</text:p>
      <text:p text:style-name="P1"><text:span text:style-name="T5"><text:tab/><text:tab/><text:tab/><text:tab/><text:tab/><text:tab/><text:tab/><text:tab/><text:tab/></text:span><text:span text:style-name="T6">E = U*I*t</text:span><text:span text:style-name="T5"> <text:s/>= Elektrische Arbeit</text:span></text:p>
      <text:p text:style-name="P6"/>
      <text:p text:style-name="P6"/>
      <text:p text:style-name="P6">[E] → V*A*s <text:s text:c="2"/>(Ws, kWh)</text:p>
      <text:p text:style-name="P6"/>
      <text:p text:style-name="P6">1kWh = 360000 Ws</text:p>
      <text:p text:style-name="P6"><text:s text:c="11"/>= 3,6 * 10^6 Ws</text:p>
      <text:p text:style-name="P6"><text:s text:c="11"/>= 1kWh = 3,6 MWs</text:p>
      <text:p text:style-name="P6"><text:tab/><text:tab/><text:tab/><text:tab/><text:tab/><text:tab/><text:tab/><text:tab/><text:tab/></text:p>
      <text:p text:style-name="P5"/>
      <text:p text:style-name="P5"/>
      <text:p text:style-name="P7">***Messung der elektrischen Arbeit***</text:p>
      <text:p text:style-name="P7"/>
      <text:p text:style-name="P7">- mittels Kilowattstundenmesser </text:p>
      <text:p text:style-name="P7">- mittels Voltmeter, Ampermeter und U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09:42:18.20</meta:creation-date>
    <meta:editing-duration>P0D</meta:editing-duration>
    <meta:editing-cycles>1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6" meta:word-count="64" meta:character-count="447" meta:non-whitespace-character-count="310"/>
  </office:meta>
</office:document-meta>
</file>